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Deverá ser informado codigo ou o nome do paciente que já possua um cadastra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Sintomas:O campo sintomas deve conte no mínimo 10 e o máximo 5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9:53:36.593311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01:24.817016490</dc:date>
    <meta:editing-duration>PT1H44M47S</meta:editing-duration>
    <meta:editing-cycles>22</meta:editing-cycles>
    <meta:generator>LibreOffice/5.1.4.2$Linux_X86_64 LibreOffice_project/10m0$Build-2</meta:generator>
    <meta:document-statistic meta:table-count="1" meta:cell-count="88" meta:object-count="0"/>
  </office:meta>
</office:document-meta>
</file>